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au1" style:family="table">
      <style:table-properties style:width="14.415cm" fo:margin-left="0cm" table:align="left"/>
    </style:style>
    <style:style style:name="Tableau1.A" style:family="table-column">
      <style:table-column-properties style:column-width="14.415cm"/>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8.983cm" fo:margin-left="0cm" table:align="left"/>
    </style:style>
    <style:style style:name="Tableau2.A" style:family="table-column">
      <style:table-column-properties style:column-width="18.983cm"/>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8.983cm" fo:margin-left="0cm" table:align="left"/>
    </style:style>
    <style:style style:name="Tableau3.A" style:family="table-column">
      <style:table-column-properties style:column-width="18.983cm"/>
    </style:style>
    <style:style style:name="Tableau3.A1" style:family="table-cell">
      <style:table-cell-properties fo:padding-left="0.191cm" fo:padding-right="0.191cm" fo:padding-top="0cm" fo:padding-bottom="0cm" fo:border="0.5pt solid #000000" style:writing-mode="lr-tb"/>
    </style:style>
    <style:style style:name="Tableau4" style:family="table">
      <style:table-properties style:width="19.001cm" fo:margin-left="0cm" table:align="left"/>
    </style:style>
    <style:style style:name="Tableau4.A" style:family="table-column">
      <style:table-column-properties style:column-width="8.301cm"/>
    </style:style>
    <style:style style:name="Tableau4.B" style:family="table-column">
      <style:table-column-properties style:column-width="10.7cm"/>
    </style:style>
    <style:style style:name="Tableau4.A1" style:family="table-cell">
      <style:table-cell-properties fo:padding="0.097cm" fo:border-left="0.25pt solid #000000" fo:border-right="none" fo:border-top="0.25pt solid #000000" fo:border-bottom="0.25pt solid #000000" style:writing-mode="lr-tb"/>
    </style:style>
    <style:style style:name="Tableau4.B1" style:family="table-cell">
      <style:table-cell-properties fo:padding="0.097cm" fo:border="0.25pt solid #000000" style:writing-mode="lr-tb"/>
    </style:style>
    <style:style style:name="Tableau4.A2" style:family="table-cell">
      <style:table-cell-properties fo:padding="0.097cm" fo:border-left="0.25pt solid #000000" fo:border-right="none" fo:border-top="none" fo:border-bottom="0.25pt solid #000000" style:writing-mode="lr-tb"/>
    </style:style>
    <style:style style:name="Tableau4.B2" style:family="table-cell">
      <style:table-cell-properties fo:padding="0.097cm" fo:border-left="0.25pt solid #000000" fo:border-right="0.25pt solid #000000" fo:border-top="none" fo:border-bottom="0.25pt solid #000000" style:writing-mode="lr-tb"/>
    </style:style>
    <style:style style:name="Tableau5" style:family="table">
      <style:table-properties style:width="19.001cm" fo:margin-left="0cm" table:align="left"/>
    </style:style>
    <style:style style:name="Tableau5.A" style:family="table-column">
      <style:table-column-properties style:column-width="9.5cm"/>
    </style:style>
    <style:style style:name="Tableau5.A1" style:family="table-cell">
      <style:table-cell-properties fo:padding="0.097cm" fo:border-left="0.25pt solid #000000" fo:border-right="none" fo:border-top="0.25pt solid #000000" fo:border-bottom="0.25pt solid #000000" style:writing-mode="lr-tb"/>
    </style:style>
    <style:style style:name="Tableau5.B1" style:family="table-cell">
      <style:table-cell-properties fo:padding="0.097cm" fo:border="0.25pt solid #000000" style:writing-mode="lr-tb"/>
    </style:style>
    <style:style style:name="P1" style:family="paragraph" style:parent-style-name="Header">
      <style:paragraph-properties>
        <style:tab-stops>
          <style:tab-stop style:position="9.446cm" style:type="center"/>
          <style:tab-stop style:position="18.944cm" style:type="right"/>
        </style:tab-stops>
      </style:paragraph-properties>
    </style:style>
    <style:style style:name="P2" style:family="paragraph" style:parent-style-name="Footer">
      <style:paragraph-properties fo:line-height="100%">
        <style:tab-stops>
          <style:tab-stop style:position="8.001cm" style:type="center"/>
          <style:tab-stop style:position="18.999cm" style:type="right"/>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P3" style:family="paragraph" style:parent-style-name="Footer">
      <style:paragraph-properties>
        <style:tab-stops>
          <style:tab-stop style:position="9.393cm" style:type="center"/>
          <style:tab-stop style:position="19.024cm" style:type="right"/>
        </style:tab-stops>
      </style:paragraph-properties>
    </style:style>
    <style:style style:name="P4" style:family="paragraph" style:parent-style-name="Text_20_body">
      <style:paragraph-properties fo:text-align="center" style:justify-single-word="false"/>
    </style:style>
    <style:style style:name="P5" style:family="paragraph" style:parent-style-name="Text_20_body">
      <style:text-properties fo:font-style="italic" fo:font-weight="bold" style:font-style-asian="italic" style:font-weight-asian="bold" style:font-style-complex="italic" style:font-weight-complex="bold"/>
    </style:style>
    <style:style style:name="P6" style:family="paragraph" style:parent-style-name="Text_20_body">
      <style:text-properties fo:font-weight="bold" style:font-weight-asian="bold" style:font-weight-complex="bold"/>
    </style:style>
    <style:style style:name="P7" style:family="paragraph" style:parent-style-name="Text_20_body">
      <style:text-properties fo:font-size="12pt" officeooo:rsid="0014375a" officeooo:paragraph-rsid="00165c61" fo:background-color="transparent" style:font-size-asian="12pt" style:font-size-complex="12pt"/>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style:font-name="Courier New" fo:font-size="10pt" style:font-size-asian="10pt" style:font-size-complex="10pt"/>
    </style:style>
    <style:style style:name="P10" style:family="paragraph" style:parent-style-name="Text_20_body">
      <style:text-properties style:font-name="Courier New" fo:font-size="10pt" style:font-size-asian="10pt" style:font-name-complex="Courier New" style:font-size-complex="10pt"/>
    </style:style>
    <style:style style:name="P11" style:family="paragraph" style:parent-style-name="Text_20_body">
      <style:paragraph-properties fo:text-align="start" style:justify-single-word="false"/>
    </style:style>
    <style:style style:name="P12" style:family="paragraph" style:parent-style-name="Text_20_body">
      <style:paragraph-properties fo:text-align="start" style:justify-single-word="false"/>
      <style:text-properties officeooo:paragraph-rsid="001935ad"/>
    </style:style>
    <style:style style:name="P13" style:family="paragraph" style:parent-style-name="Text_20_body">
      <style:text-properties officeooo:rsid="0014375a" officeooo:paragraph-rsid="0014375a"/>
    </style:style>
    <style:style style:name="P14" style:family="paragraph" style:parent-style-name="Text_20_body">
      <style:text-properties officeooo:rsid="0014375a" officeooo:paragraph-rsid="0015e209"/>
    </style:style>
    <style:style style:name="P15" style:family="paragraph" style:parent-style-name="Text_20_body">
      <style:text-properties officeooo:paragraph-rsid="0015e209"/>
    </style:style>
    <style:style style:name="P16" style:family="paragraph" style:parent-style-name="Text_20_body">
      <style:text-properties officeooo:rsid="0015e209" officeooo:paragraph-rsid="0015e209"/>
    </style:style>
    <style:style style:name="P17" style:family="paragraph" style:parent-style-name="Text_20_body">
      <style:text-properties officeooo:paragraph-rsid="00165c61"/>
    </style:style>
    <style:style style:name="P18" style:family="paragraph" style:parent-style-name="Text_20_body">
      <style:text-properties officeooo:rsid="00165c61" officeooo:paragraph-rsid="00165c61"/>
    </style:style>
    <style:style style:name="P19" style:family="paragraph" style:parent-style-name="Text_20_body">
      <style:text-properties officeooo:paragraph-rsid="001c07de"/>
    </style:style>
    <style:style style:name="P20" style:family="paragraph" style:parent-style-name="Text_20_body">
      <style:text-properties fo:font-size="6pt" style:font-size-asian="5.25pt" style:font-size-complex="6pt"/>
    </style:style>
    <style:style style:name="P21" style:family="paragraph" style:parent-style-name="Standard">
      <style:paragraph-properties fo:padding="0.035cm" fo:border="0.26pt solid #000000" style:shadow="none"/>
    </style:style>
    <style:style style:name="P22" style:family="paragraph" style:parent-style-name="Standard">
      <style:paragraph-properties fo:padding="0.035cm" fo:border="0.26pt solid #000000" style:shadow="none"/>
      <style:text-properties style:font-name="Courier New"/>
    </style:style>
    <style:style style:name="P23" style:family="paragraph" style:parent-style-name="Standard">
      <style:paragraph-properties fo:padding="0.035cm" fo:border="0.26pt solid #000000" style:shadow="none"/>
      <style:text-properties style:font-name="Courier New" fo:font-size="10pt" style:font-size-asian="10pt" style:font-size-complex="10pt"/>
    </style:style>
    <style:style style:name="P24" style:family="paragraph" style:parent-style-name="Standard">
      <style:paragraph-properties fo:padding="0.035cm" fo:border="0.26pt solid #000000" style:shadow="none"/>
      <style:text-properties style:font-name="Courier New" officeooo:paragraph-rsid="0014375a"/>
    </style:style>
    <style:style style:name="P25" style:family="paragraph" style:parent-style-name="Standard">
      <style:paragraph-properties fo:text-align="start" style:justify-single-word="false" fo:padding="0.035cm" fo:border="0.26pt solid #000000" style:shadow="none"/>
    </style:style>
    <style:style style:name="P26" style:family="paragraph" style:parent-style-name="Standard">
      <style:text-properties fo:font-weight="bold" officeooo:paragraph-rsid="0011c4c1" style:font-weight-asian="bold" style:font-weight-complex="bold"/>
    </style:style>
    <style:style style:name="P27" style:family="paragraph" style:parent-style-name="Heading_20_1" style:master-page-name="MP0">
      <style:paragraph-properties fo:text-align="center" style:justify-single-word="false" style:page-number="auto" fo:break-before="page"/>
    </style:style>
    <style:style style:name="P28" style:family="paragraph" style:parent-style-name="Heading_20_1">
      <style:paragraph-properties fo:margin-top="0.323cm" fo:margin-bottom="0.111cm" style:contextual-spacing="false"/>
      <style:text-properties fo:font-size="13pt" style:font-size-asian="13pt" style:font-size-complex="13pt"/>
    </style:style>
    <style:style style:name="P29" style:family="paragraph" style:parent-style-name="Heading_20_1">
      <style:paragraph-properties fo:margin-top="0.646cm" fo:margin-bottom="0.152cm" style:contextual-spacing="false"/>
      <style:text-properties fo:font-size="13pt" style:font-size-asian="13pt" style:font-size-complex="13pt"/>
    </style:style>
    <style:style style:name="P30" style:family="paragraph" style:parent-style-name="Heading_20_2">
      <style:text-properties fo:font-size="12pt" fo:font-style="normal" officeooo:rsid="0014375a" officeooo:paragraph-rsid="0014375a" fo:background-color="#ffff00" style:font-size-asian="12pt" style:font-style-asian="normal" style:font-size-complex="12pt" style:font-style-complex="normal"/>
    </style:style>
    <style:style style:name="P31" style:family="paragraph" style:parent-style-name="Heading_20_2">
      <style:text-properties fo:font-size="12pt" fo:font-style="normal" officeooo:rsid="0014375a" officeooo:paragraph-rsid="0015e209" fo:background-color="#ffff00" style:font-size-asian="12pt" style:font-style-asian="normal" style:font-size-complex="12pt" style:font-style-complex="normal"/>
    </style:style>
    <style:style style:name="P32" style:family="paragraph" style:parent-style-name="Heading_20_2">
      <style:text-properties fo:font-size="12pt" fo:font-style="normal" officeooo:rsid="0014375a" officeooo:paragraph-rsid="00165c61" fo:background-color="#ffff00" style:font-size-asian="12pt" style:font-style-asian="normal" style:font-size-complex="12pt" style:font-style-complex="normal"/>
    </style:style>
    <style:style style:name="P33" style:family="paragraph" style:parent-style-name="Heading_20_2">
      <style:text-properties fo:font-size="12pt" style:font-size-asian="12pt" style:font-size-complex="12pt"/>
    </style:style>
    <style:style style:name="P34" style:family="paragraph" style:parent-style-name="Heading_20_2">
      <style:text-properties fo:font-size="12pt" officeooo:paragraph-rsid="0014375a" style:font-size-asian="12pt" style:font-size-complex="12pt"/>
    </style:style>
    <style:style style:name="P35" style:family="paragraph" style:parent-style-name="Text_20_body" style:list-style-name="L1"/>
    <style:style style:name="P36" style:family="paragraph" style:parent-style-name="Text_20_body" style:list-style-name="L1">
      <style:text-properties officeooo:rsid="001351c5" officeooo:paragraph-rsid="001351c5"/>
    </style:style>
    <style:style style:name="P37" style:family="paragraph" style:parent-style-name="Text_20_body" style:list-style-name="L2"/>
    <style:style style:name="T1" style:family="text">
      <style:text-properties style:font-name="Times New Roman" fo:font-size="11pt" style:text-underline-style="solid" style:text-underline-width="auto" style:text-underline-color="font-color" officeooo:rsid="001ee34e" style:text-underline-mode="continuous" style:text-overline-mode="continuous" style:text-line-through-mode="continuous" style:font-name-asian="Times New Roman" style:font-size-asian="11pt" style:language-asian="zh" style:country-asian="CN" style:font-name-complex="Times New Roman" style:font-size-complex="11pt" style:language-complex="hi" style:country-complex="IN"/>
    </style:style>
    <style:style style:name="T2" style:family="text">
      <style:text-properties style:font-name="Times New Roman" fo:font-size="11pt" style:text-underline-style="solid" style:text-underline-width="auto" style:text-underline-color="font-color" officeooo:rsid="001e16c6" style:text-underline-mode="continuous" style:text-overline-mode="continuous" style:text-line-through-mode="continuous" style:font-name-asian="Times New Roman" style:font-size-asian="11pt" style:language-asian="zh" style:country-asian="CN" style:font-name-complex="Times New Roman" style:font-size-complex="11pt" style:language-complex="hi" style:country-complex="IN"/>
    </style:style>
    <style:style style:name="T3" style:family="text">
      <style:text-properties style:font-name="Times New Roman" fo:font-size="11pt" style:text-underline-style="solid" style:text-underline-width="auto" style:text-underline-color="font-color" officeooo:rsid="0021cd12" style:text-underline-mode="continuous" style:text-overline-mode="continuous" style:text-line-through-mode="continuous" style:font-name-asian="Times New Roman" style:font-size-asian="11pt" style:language-asian="zh" style:country-asian="CN" style:font-name-complex="Times New Roman" style:font-size-complex="11pt" style:language-complex="hi" style:country-complex="IN"/>
    </style:style>
    <style:style style:name="T4" style:family="text">
      <style:text-properties style:font-name="Times New Roman" fo:font-size="12pt" fo:font-style="italic" officeooo:rsid="0015e209" style:font-name-asian="Times New Roman" style:font-size-asian="12pt" style:language-asian="zh" style:country-asian="CN" style:font-style-asian="italic" style:font-name-complex="Times New Roman" style:font-size-complex="12pt" style:language-complex="hi" style:country-complex="IN" style:font-style-complex="italic"/>
    </style:style>
    <style:style style:name="T5" style:family="text">
      <style:text-properties style:font-name="Times New Roman" fo:font-size="12pt" fo:font-style="normal" officeooo:rsid="0015e209" style:font-name-asian="Times New Roman" style:font-size-asian="12pt" style:language-asian="zh" style:country-asian="CN" style:font-style-asian="normal" style:font-name-complex="Times New Roman" style:font-size-complex="12pt" style:language-complex="hi" style:country-complex="IN" style:font-style-complex="normal"/>
    </style:style>
    <style:style style:name="T6" style:family="text">
      <style:text-properties style:font-name="Times New Roman" fo:font-size="10.5pt" officeooo:rsid="0015e209" style:font-name-asian="Times New Roman" style:font-size-asian="10.5pt" style:language-asian="zh" style:country-asian="CN" style:font-name-complex="Times New Roman" style:font-size-complex="12pt" style:language-complex="hi" style:country-complex="IN"/>
    </style:style>
    <style:style style:name="T7" style:family="text">
      <style:text-properties style:font-name="Times New Roman" officeooo:rsid="00165c61" style:font-name-asian="Times New Roman" style:language-asian="zh" style:country-asian="CN" style:font-name-complex="Times New Roman" style:language-complex="hi" style:country-complex="IN"/>
    </style:style>
    <style:style style:name="T8"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T9" style:family="text">
      <style:text-properties style:font-name="Arial" fo:font-size="10.5pt" fo:font-style="normal" officeooo:rsid="001e16c6" style:font-name-asian="Times New Roman" style:font-size-asian="10.5pt" style:language-asian="zh" style:country-asian="CN" style:font-style-asian="normal" style:font-name-complex="Times New Roman" style:font-size-complex="10.5pt" style:language-complex="hi" style:country-complex="IN" style:font-style-complex="normal"/>
    </style:style>
    <style:style style:name="T10" style:family="text">
      <style:text-properties style:font-name="Arial" fo:font-size="10.5pt" fo:font-style="normal" officeooo:rsid="00228657" style:font-name-asian="Times New Roman" style:font-size-asian="10.5pt" style:language-asian="zh" style:country-asian="CN" style:font-style-asian="normal" style:font-name-complex="Times New Roman" style:font-size-complex="10.5pt" style:language-complex="hi" style:country-complex="IN" style:font-style-complex="normal"/>
    </style:style>
    <style:style style:name="T11" style:family="text">
      <style:text-properties style:font-name="Arial" fo:font-size="10.5pt" fo:font-style="normal" style:font-size-asian="10.5pt" style:font-style-asian="normal" style:font-size-complex="10.5pt" style:font-style-complex="normal"/>
    </style:style>
    <style:style style:name="T12" style:family="text">
      <style:text-properties style:font-name="Arial" fo:font-size="10.5pt" fo:font-style="normal" officeooo:rsid="0011c4c1" style:font-size-asian="10.5pt" style:font-style-asian="normal" style:font-size-complex="10.5pt" style:font-style-complex="normal"/>
    </style:style>
    <style:style style:name="T13" style:family="text">
      <style:text-properties style:font-name="Arial" fo:font-size="10.5pt" fo:font-style="normal" officeooo:rsid="00228657" style:font-size-asian="10.5pt" style:font-style-asian="normal" style:font-size-complex="10.5pt" style:font-style-complex="normal"/>
    </style:style>
    <style:style style:name="T14" style:family="text">
      <style:text-properties fo:font-style="italic" style:font-style-asian="italic"/>
    </style:style>
    <style:style style:name="T15" style:family="text">
      <style:text-properties fo:font-weight="bold" style:font-weight-asian="bold" style:font-weight-complex="bold"/>
    </style:style>
    <style:style style:name="T16" style:family="text">
      <style:text-properties fo:font-weight="bold" officeooo:rsid="0015e209" style:font-weight-asian="bold" style:font-weight-complex="bold"/>
    </style:style>
    <style:style style:name="T17" style:family="text">
      <style:text-properties fo:font-weight="bold" officeooo:rsid="00165c61" fo:background-color="#ffff00" loext:char-shading-value="0" style:font-weight-asian="bold" style:font-weight-complex="bold"/>
    </style:style>
    <style:style style:name="T18" style:family="text">
      <style:text-properties style:font-name="Courier New"/>
    </style:style>
    <style:style style:name="T19" style:family="text">
      <style:text-properties style:font-name="Courier New" fo:font-weight="bold" style:font-weight-asian="bold" style:font-weight-complex="bold"/>
    </style:style>
    <style:style style:name="T20" style:family="text">
      <style:text-properties style:font-name="Courier New" fo:font-size="10pt" style:font-size-asian="10pt" style:font-size-complex="10pt"/>
    </style:style>
    <style:style style:name="T21" style:family="text">
      <style:text-properties style:font-name="Courier New" fo:font-size="10pt" officeooo:rsid="001c07de" style:font-size-asian="10pt" style:font-size-complex="10pt"/>
    </style:style>
    <style:style style:name="T22" style:family="text">
      <style:text-properties style:font-name="Courier New" fo:font-size="10pt" style:font-size-asian="10pt" style:font-name-complex="Courier New" style:font-size-complex="10pt"/>
    </style:style>
    <style:style style:name="T23" style:family="text">
      <style:text-properties style:font-name="Courier New" fo:font-size="10pt" fo:font-weight="bold" style:font-size-asian="10pt" style:font-weight-asian="bold" style:font-size-complex="10pt" style:font-weight-complex="bold"/>
    </style:style>
    <style:style style:name="T24" style:family="text">
      <style:text-properties style:font-name="Courier New" fo:font-size="10pt" officeooo:rsid="00165c61" style:font-name-asian="Times New Roman" style:font-size-asian="10pt" style:language-asian="zh" style:country-asian="CN" style:font-name-complex="Times New Roman" style:font-size-complex="10pt" style:language-complex="hi" style:country-complex="IN"/>
    </style:style>
    <style:style style:name="T25" style:family="text">
      <style:text-properties style:font-name="Courier New" fo:font-size="12pt" officeooo:rsid="001351c5" style:font-name-asian="Times New Roman" style:font-size-asian="12pt" style:language-asian="zh" style:country-asian="CN" style:font-name-complex="Times New Roman" style:font-size-complex="12pt" style:language-complex="hi" style:country-complex="IN"/>
    </style:style>
    <style:style style:name="T26" style:family="text">
      <style:text-properties style:font-name="Courier New" fo:font-size="12pt" officeooo:rsid="0014375a" style:font-name-asian="Times New Roman" style:font-size-asian="12pt" style:language-asian="zh" style:country-asian="CN" style:font-name-complex="Times New Roman" style:font-size-complex="12pt" style:language-complex="hi" style:country-complex="IN"/>
    </style:style>
    <style:style style:name="T27" style:family="text">
      <style:text-properties style:font-name="Courier New" fo:font-size="12pt" officeooo:rsid="0015e209" style:font-name-asian="Times New Roman" style:font-size-asian="12pt" style:language-asian="zh" style:country-asian="CN" style:font-name-complex="Times New Roman" style:font-size-complex="12pt" style:language-complex="hi" style:country-complex="IN"/>
    </style:style>
    <style:style style:name="T28" style:family="text">
      <style:text-properties style:font-name="Courier New" officeooo:rsid="0014375a"/>
    </style:style>
    <style:style style:name="T29" style:family="text">
      <style:text-properties style:font-name="Wingdings" style:font-name-asian="Wingdings" style:font-name-complex="Wingdings"/>
    </style:style>
    <style:style style:name="T30" style:family="text">
      <style:text-properties style:font-name="Wingdings" fo:font-size="12pt" style:font-name-asian="Wingdings" style:font-size-asian="12pt" style:font-name-complex="Wingdings" style:font-size-complex="12pt"/>
    </style:style>
    <style:style style:name="T31" style:family="text">
      <style:text-properties fo:font-size="12pt" style:font-size-asian="12pt"/>
    </style:style>
    <style:style style:name="T32" style:family="text">
      <style:text-properties fo:font-size="12pt" style:font-size-asian="12pt" style:font-size-complex="12pt"/>
    </style:style>
    <style:style style:name="T33" style:family="text">
      <style:text-properties fo:font-size="12pt" fo:font-weight="bold" style:font-size-asian="12pt" style:font-weight-asian="bold" style:font-weight-complex="bold"/>
    </style:style>
    <style:style style:name="T34" style:family="text">
      <style:text-properties fo:font-size="12pt" fo:font-weight="bold" fo:background-color="#ffff00" loext:char-shading-value="0" style:font-size-asian="12pt" style:font-weight-asian="bold" style:font-size-complex="12pt" style:font-weight-complex="bold"/>
    </style:style>
    <style:style style:name="T35" style:family="text">
      <style:text-properties fo:font-size="12pt" fo:font-style="italic" style:font-size-asian="12pt" style:font-style-asian="italic" style:font-size-complex="12pt"/>
    </style:style>
    <style:style style:name="T36" style:family="text">
      <style:text-properties fo:font-size="12pt" fo:font-style="italic" officeooo:rsid="00165c61" style:font-size-asian="12pt" style:font-style-asian="italic" style:font-size-complex="12pt"/>
    </style:style>
    <style:style style:name="T37" style:family="text">
      <style:text-properties fo:font-size="12pt" officeooo:rsid="001351c5" style:font-name-asian="Times New Roman" style:font-size-asian="12pt" style:language-asian="zh" style:country-asian="CN" style:font-name-complex="Times New Roman" style:font-size-complex="12pt" style:language-complex="hi" style:country-complex="IN"/>
    </style:style>
    <style:style style:name="T38" style:family="text">
      <style:text-properties fo:font-size="12pt" officeooo:rsid="0014375a" style:font-name-asian="Times New Roman" style:font-size-asian="12pt" style:language-asian="zh" style:country-asian="CN" style:font-name-complex="Times New Roman" style:font-size-complex="12pt" style:language-complex="hi" style:country-complex="IN"/>
    </style:style>
    <style:style style:name="T39" style:family="text">
      <style:text-properties fo:font-size="12pt" fo:font-style="normal" style:font-size-asian="12pt" style:font-style-asian="normal" style:font-size-complex="12pt" style:font-style-complex="normal"/>
    </style:style>
    <style:style style:name="T40" style:family="text">
      <style:text-properties fo:font-size="12pt" fo:font-style="normal" officeooo:rsid="0015e209" style:font-size-asian="12pt" style:font-style-asian="normal" style:font-size-complex="12pt" style:font-style-complex="normal"/>
    </style:style>
    <style:style style:name="T41" style:family="text">
      <style:text-properties fo:font-size="12pt" fo:font-style="normal" officeooo:rsid="00165c61" style:font-size-asian="12pt" style:font-style-asian="normal" style:font-size-complex="12pt" style:font-style-complex="normal"/>
    </style:style>
    <style:style style:name="T42" style:family="text">
      <style:text-properties fo:font-size="12pt" fo:font-style="normal" fo:font-weight="bold" fo:background-color="#ffff00" loext:char-shading-value="0" style:font-size-asian="12pt" style:font-style-asian="normal" style:font-weight-asian="bold" style:font-size-complex="12pt" style:font-style-complex="normal" style:font-weight-complex="bold"/>
    </style:style>
    <style:style style:name="T43" style:family="text">
      <style:text-properties fo:font-size="12pt" fo:font-style="normal" fo:font-weight="bold" officeooo:rsid="0015e209" fo:background-color="#ffff00" loext:char-shading-value="0" style:font-size-asian="12pt" style:font-style-asian="normal" style:font-weight-asian="bold" style:font-size-complex="12pt" style:font-style-complex="normal" style:font-weight-complex="bold"/>
    </style:style>
    <style:style style:name="T44" style:family="text">
      <style:text-properties fo:color="#333333" loext:opacity="100%" style:font-name="Courier New" fo:font-size="10pt" style:font-size-asian="10pt" style:font-name-complex="Courier New" style:font-size-complex="10pt"/>
    </style:style>
    <style:style style:name="T45" style:family="text">
      <style:text-properties fo:font-style="normal" style:font-style-asian="normal" style:font-style-complex="normal"/>
    </style:style>
    <style:style style:name="T46" style:family="text">
      <style:text-properties fo:font-style="normal" officeooo:rsid="0015e209" style:font-style-asian="normal" style:font-style-complex="normal"/>
    </style:style>
    <style:style style:name="T47" style:family="text">
      <style:text-properties fo:font-style="normal" officeooo:rsid="00165c61" style:font-style-asian="normal" style:font-style-complex="normal"/>
    </style:style>
    <style:style style:name="T48" style:family="text">
      <style:text-properties fo:font-style="normal" fo:font-weight="bold" fo:background-color="#ffff00" loext:char-shading-value="0" style:font-style-asian="normal" style:font-weight-asian="bold" style:font-style-complex="normal" style:font-weight-complex="bold"/>
    </style:style>
    <style:style style:name="T49" style:family="text">
      <style:text-properties fo:font-size="10.5pt" style:font-size-asian="10.5pt" style:font-size-complex="10.5pt"/>
    </style:style>
    <style:style style:name="T50" style:family="text">
      <style:text-properties fo:font-size="10.5pt" fo:font-weight="bold" style:font-size-asian="10.5pt" style:font-weight-asian="bold" style:font-size-complex="10.5pt" style:font-weight-complex="bold"/>
    </style:style>
    <style:style style:name="T51" style:family="text">
      <style:text-properties officeooo:rsid="001351c5"/>
    </style:style>
    <style:style style:name="T52" style:family="text">
      <style:text-properties officeooo:rsid="0014375a"/>
    </style:style>
    <style:style style:name="T53" style:family="text">
      <style:text-properties officeooo:rsid="0015e209"/>
    </style:style>
    <style:style style:name="T54" style:family="text">
      <style:text-properties officeooo:rsid="00165c61"/>
    </style:style>
    <style:style style:name="T55" style:family="text">
      <style:text-properties officeooo:rsid="001ae595"/>
    </style:style>
    <style:style style:name="T56" style:family="text">
      <style:text-properties officeooo:rsid="001ee34e"/>
    </style:style>
    <style:style style:name="T57" style:family="text">
      <style:text-properties officeooo:rsid="0021cd12"/>
    </style:style>
    <style:style style:name="T58" style:family="text">
      <style:text-properties officeooo:rsid="00228657"/>
    </style:style>
    <text:list-style style:name="L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7" text:outline-level="1">Symfony : Routeur</text:h>
      <text:p text:style-name="P4"/>
      <text:h text:style-name="Heading_20_1" text:outline-level="1">1. Rôle du routeur</text:h>
      <text:p text:style-name="Standard">Le rôle du routeur est de déterminer, à partir de l'URL saisie dans un navigateur, le contrôleur à appeler, l'action à exécuter et éventuellement les paramètres de l'action.</text:p>
      <text:p text:style-name="Standard"/>
      <text:p text:style-name="Standard">Une route est le chemin qui mène à une destination, le chemin étant l'URL saisie et la destination est la page Web à afficher ou l'action à exécuter.</text:p>
      <text:p text:style-name="Standard"/>
      <text:p text:style-name="Standard">Le fichier qui contient les définitions de correspondance des routes est le fichier <text:span text:style-name="T15">config/routes.yaml</text:span>.</text:p>
      <text:h text:style-name="Heading_20_1" text:outline-level="1">2. Fonctionnement du routeur</text:h>
      <text:p text:style-name="Text_20_body">Le routeur balaie l'ensemble des routes définies dans le fichier <text:span text:style-name="Police_20_par_20_défaut"><text:span text:style-name="T15">routes.yaml</text:span></text:span> à la recherche de la route (path) qui correspondrait à l'URL saisie. S'il la trouve, il renvoie les informations au noyau (contrôleur et action). Le noyau exécutera l'action du contrôleur. Si aucune route n'est trouvée, le noyau de Symfony affiche <text:span text:style-name="T56">une erreur</text:span>.</text:p>
      <text:h text:style-name="Heading_20_1" text:outline-level="1">3. Création de routes</text:h>
      <text:p text:style-name="Text_20_body">Il existe différentes manières de définir des routes : à travers des annotations et/ou des fichiers de configuration en YAML (YAML Ain't Markup Language), XML ou PHP. <text:s/>La définition d'une route contient les éléments suivants :</text:p>
      <text:list xml:id="list2104985576" text:style-name="L1">
        <text:list-item>
          <text:p text:style-name="P35">un nom qui permet de l'identifier ; ce dernier doit être unique dans le fichier. Par convention le nom d'une route est sous la forme : nom du contrôleur + méthode en snake_case. Par exemple, si le contrôleur est AccueilController et la méthode est : index =&gt; nom de la route = accueil_index. Si le nom de la méthode est : indexVisiteur alors la route sera égale à : accueil_index_visiteur.</text:p>
        </text:list-item>
        <text:list-item>
          <text:p text:style-name="P35">une ligne <text:span text:style-name="Police_20_par_20_défaut"><text:span text:style-name="T15">path</text:span></text:span> qui contient l'URL à traiter <text:span text:style-name="T51">et éventuellement des paramètres </text:span>;</text:p>
        </text:list-item>
        <text:list-item>
          <text:p text:style-name="P36">une ligne <text:span text:style-name="T15">controller</text:span> indiquant le contrôleur et l’action à appeler.</text:p>
        </text:list-item>
      </text:list>
      <text:p text:style-name="P21"><text:span text:style-name="T26">accueil</text:span><text:span text:style-name="T18">:</text:span></text:p>
      <text:p text:style-name="P21"><text:span text:style-name="T18"><text:s text:c="4"/>path: <text:s text:c="4"/>/</text:span><text:span text:style-name="T26">accueil</text:span></text:p>
      <text:p text:style-name="P21"><text:span text:style-name="T18"><text:s text:c="4"/>controller: App\Controller\DefaultController::</text:span><text:span text:style-name="T26">accueil</text:span></text:p>
      <text:h text:style-name="P30" text:outline-level="2">Travail à faire :</text:h>
      <text:p text:style-name="P13"><text:span text:style-name="T42">1.</text:span><text:span text:style-name="T39"> Créer le contrôleur et la méthode correspondante à la route indiquée dans le fichier routes.yaml ci-dessus. La page doit afficher un message de bienvenue. </text:span></text:p>
      <text:p text:style-name="P13"><text:span text:style-name="T42">2.</text:span><text:span text:style-name="T39"> Tester la route en question. </text:span><text:span text:style-name="T40">Quelle est l’URL à saisir pour tester l’application ?</text:span></text:p>
      <text:h text:style-name="P34" text:outline-level="2"><text:span text:style-name="T52">3.1. </text:span>Routes avec des paramètres</text:h>
      <text:p text:style-name="Text_20_body">Il arrive des fois qu'on ait besoin de passer des paramètres dans l'URL saisie. Dans ce cas, le(s) paramètre(s) doi(ven)t figurer dans le path de la route pour qu'il(s) puisse(nt) être traité(s) par le contrôleur. Ces paramètres deviennent des paramètres de la méthode dans le contrôleur.</text:p>
      <text:p text:style-name="P5">Exemple avec un paramètre :</text:p>
      <text:p text:style-name="P24"><text:span text:style-name="T38">accueil</text:span>:</text:p>
      <text:p text:style-name="P21"><text:span text:style-name="Police_20_par_20_défaut"><text:span text:style-name="T18"><text:s text:c="4"/>path: <text:s text:c="4"/>/</text:span></text:span><text:span text:style-name="Police_20_par_20_défaut"><text:span text:style-name="T28">a</text:span></text:span><text:span text:style-name="Police_20_par_20_défaut"><text:span text:style-name="T26">ccueil</text:span></text:span><text:span text:style-name="Police_20_par_20_défaut"><text:span text:style-name="T18">/</text:span></text:span><text:span text:style-name="Police_20_par_20_défaut"><text:span text:style-name="T19">{</text:span></text:span><text:span text:style-name="Police_20_par_20_défaut"><text:span text:style-name="T18">profil</text:span></text:span><text:span text:style-name="Police_20_par_20_défaut"><text:span text:style-name="T19">}</text:span></text:span></text:p>
      <text:p text:style-name="P22"><text:s text:c="4"/>controller: App\Controller\DefaultController::a<text:span text:style-name="T53">ccueil</text:span></text:p>
      <text:p text:style-name="P15"/>
      <text:p text:style-name="P15">Dans le cas de plusieurs paramètres, le path sera : /<text:span text:style-name="T6">accueil</text:span>/{parametre1}/{parametre2}/…</text:p>
      <text:h text:style-name="P31" text:outline-level="2"><text:soft-page-break/>Travail à faire :</text:h>
      <text:p text:style-name="P14"><text:span text:style-name="T42">1.</text:span><text:span text:style-name="T39"> </text:span><text:span text:style-name="T40">Effectuer les modifications nécessaires pour tester la route indiquée ci-dessus.</text:span></text:p>
      <text:p text:style-name="P16"><text:span text:style-name="T42">2. </text:span><text:span text:style-name="T39">La page affichera le contenu de la variable $profil.</text:span></text:p>
      <text:p text:style-name="P15"><text:span text:style-name="T43">3.</text:span><text:span text:style-name="T40"> </text:span><text:span text:style-name="T5">Comment allez-vous tester l’application ? (</text:span><text:span text:style-name="T4">types d’URI saisies)</text:span></text:p>
      <text:h text:style-name="P33" text:outline-level="2">3.2. Contraintes sur les paramètres</text:h>
      <text:p text:style-name="Text_20_body">Il est possible de mettre des contraintes sur les paramètres à l'aide d'une section supplémentaire dans le fichier de routage appelée : <text:span text:style-name="Police_20_par_20_défaut"><text:span text:style-name="T15">requirements</text:span></text:span></text:p>
      <text:p text:style-name="P15"><text:span text:style-name="Police_20_par_20_défaut"><text:span text:style-name="T16">Exemples de contraintes :</text:span></text:span></text:p>
      <text:list xml:id="list1629102064" text:style-name="L2">
        <text:list-item>
          <text:p text:style-name="P37">si un paramètre doit être un entier : <text:span text:style-name="Police_20_par_20_défaut"><text:span text:style-name="T15">\d, \d*, \d+ (</text:span></text:span>1 ou plusieurs chiffres<text:span text:style-name="Police_20_par_20_défaut"><text:span text:style-name="T15">)</text:span></text:span></text:p>
        </text:list-item>
        <text:list-item>
          <text:p text:style-name="P37">si le paramètre doit être un entier sur un nombre déterminé de chiffres : <text:span text:style-name="Police_20_par_20_défaut"><text:span text:style-name="T15">\d{n}</text:span></text:span></text:p>
        </text:list-item>
        <text:list-item>
          <text:p text:style-name="P37">si le paramètre doit être une chaîne de caractères composées de lettres de l'alphabet : <text:span text:style-name="Police_20_par_20_défaut"><text:span text:style-name="T15">"[a-zA-Z]+"</text:span></text:span></text:p>
        </text:list-item>
        <text:list-item>
          <text:p text:style-name="P37">si le paramètre doit exclure un caractère : <text:span text:style-name="Police_20_par_20_défaut"><text:span text:style-name="T15">"[^caractere]"</text:span></text:span></text:p>
        </text:list-item>
      </text:list>
      <text:h text:style-name="P33" text:outline-level="2">3.3. Routes avec des paramètres</text:h>
      <text:p text:style-name="P6">Exemple :</text:p>
      <text:p text:style-name="P21"><text:span text:style-name="T25">a</text:span><text:span text:style-name="T27">ccueil</text:span><text:span text:style-name="T18">:</text:span></text:p>
      <text:p text:style-name="P22"><text:s text:c="4"/>path: <text:s text:c="4"/>/<text:span text:style-name="T54">accueil/</text:span>{profil}/{annee}</text:p>
      <text:p text:style-name="P21"><text:span text:style-name="T18"><text:s text:c="4"/>controller: App\Controller\DefaultController::</text:span><text:span text:style-name="T27">accueil</text:span></text:p>
      <text:p text:style-name="P22"><text:s text:c="4"/>requirements:</text:p>
      <text:p text:style-name="P22"><text:s text:c="8"/>profil:"[a-zA-Z]+"</text:p>
      <text:p text:style-name="P22"><text:s text:c="8"/>annee: '\d{4}'</text:p>
      <text:p text:style-name="P20"/>
      <text:p text:style-name="Text_20_body">Il est également possible d'indiquer les contraintes dans le path :</text:p>
      <text:p text:style-name="P22">path: <text:s text:c="4"/>/<text:span text:style-name="T54">accueil/</text:span>{profil}/{annee&lt;\d{4}&gt;}</text:p>
      <text:p text:style-name="P20"/>
      <text:h text:style-name="P32" text:outline-level="2">Travail à faire :</text:h>
      <text:p text:style-name="P7"><text:span text:style-name="T48">1.</text:span><text:span text:style-name="T45"> </text:span><text:span text:style-name="T46">Effectuer les modifications nécessaires pour tester la route indiquée ci-dessus. </text:span><text:span text:style-name="T47">La vue affiche les valeurs des paramètres saisis</text:span></text:p>
      <text:p text:style-name="P8"><text:span text:style-name="T17">2.</text:span><text:span text:style-name="T54"> </text:span>Tester les UR<text:span text:style-name="T7">I</text:span> suivantes <text:s/><text:span text:style-name="T52">avec le serveur de Symfony </text:span><text:span text:style-name="T54">et expliquer chacun des résultats obtenus</text:span></text:p>
      <text:p text:style-name="Text_20_body"><text:span text:style-name="T32"><text:tab/></text:span><text:span text:style-name="Police_20_par_20_défaut"><text:span text:style-name="T35">http://&lt;serveur:8000&gt;/</text:span></text:span><text:span text:style-name="T32">admin/lvialard <text:tab/> <text:s text:c="11"/></text:span><text:span text:style-name="Police_20_par_20_défaut"><text:span text:style-name="T30"></text:span></text:span><text:span text:style-name="T32"> oui<text:tab/></text:span><text:span text:style-name="Police_20_par_20_défaut"><text:span text:style-name="T30"></text:span></text:span><text:span text:style-name="T32"> non</text:span></text:p>
      <text:p text:style-name="Text_20_body"><text:span text:style-name="T32"><text:tab/></text:span><text:span text:style-name="Police_20_par_20_défaut"><text:span text:style-name="T35">http://&lt;serveur:8000&gt;/</text:span></text:span><text:span text:style-name="Police_20_par_20_défaut"><text:span text:style-name="T41">accueil</text:span></text:span><text:span text:style-name="Police_20_par_20_défaut"><text:span text:style-name="T36">/</text:span></text:span><text:span text:style-name="T32">artisan/2020<text:tab/> <text:s text:c="11"/></text:span><text:span text:style-name="Police_20_par_20_défaut"><text:span text:style-name="T30"></text:span></text:span><text:span text:style-name="T32"> oui<text:tab/></text:span><text:span text:style-name="Police_20_par_20_défaut"><text:span text:style-name="T30"></text:span></text:span><text:span text:style-name="T32"> non</text:span></text:p>
      <text:p text:style-name="Text_20_body"><text:span text:style-name="T32"><text:tab/></text:span><text:span text:style-name="Police_20_par_20_défaut"><text:span text:style-name="T35">http://&lt;serveur:8000&gt;/</text:span></text:span><text:span text:style-name="Police_20_par_20_défaut"><text:span text:style-name="T41">accueil</text:span></text:span><text:span text:style-name="Police_20_par_20_défaut"><text:span text:style-name="T36">/</text:span></text:span><text:span text:style-name="T32">entrepreneur/2<text:tab/></text:span><text:span text:style-name="Police_20_par_20_défaut"><text:span text:style-name="T30"></text:span></text:span><text:span text:style-name="T32"> oui<text:tab/></text:span><text:span text:style-name="Police_20_par_20_défaut"><text:span text:style-name="T30"></text:span></text:span><text:span text:style-name="T32"> non</text:span></text:p>
      <text:p text:style-name="P18"><text:span text:style-name="T34">3.</text:span><text:span text:style-name="T32"> Ces tests sont-ils complets ? </text:span></text:p>
      <text:h text:style-name="P33" text:outline-level="2">3.4. Routes avec des paramètres facultatifs</text:h>
      <text:p text:style-name="Text_20_body">Dans le cas où un paramètre est facultatif, il faut rajouter la valeur par défaut de ce paramètre dans le tableau <text:span text:style-name="Police_20_par_20_défaut"><text:span text:style-name="T15">defaults.</text:span></text:span></text:p>
      <text:p text:style-name="P21"><text:span text:style-name="T24">accueil</text:span><text:span text:style-name="T20">:</text:span></text:p>
      <text:p text:style-name="P23"><text:s text:c="4"/>path: <text:s text:c="4"/>/<text:span text:style-name="T54">accueil/</text:span>{profil}/{login}</text:p>
      <text:p text:style-name="P25"><text:span text:style-name="Police_20_par_20_défaut"><text:span text:style-name="T20"><text:s text:c="4"/>controller: App\Controller\DefaultController::</text:span></text:span><text:span text:style-name="Police_20_par_20_défaut"><text:span text:style-name="T24">accueil</text:span></text:span></text:p>
      <text:p text:style-name="P25"><text:span text:style-name="Police_20_par_20_défaut"><text:span text:style-name="T20"><text:s text:c="4"/>defaults:</text:span></text:span></text:p>
      <text:p text:style-name="P25"><text:span text:style-name="Police_20_par_20_défaut"><text:span text:style-name="T20"><text:s text:c="8"/></text:span></text:span><text:span text:style-name="Police_20_par_20_défaut"><text:span text:style-name="T23">profil</text:span></text:span><text:span text:style-name="Police_20_par_20_défaut"><text:span text:style-name="T20">: invite</text:span></text:span></text:p>
      <text:p text:style-name="P25"><text:span text:style-name="Police_20_par_20_défaut"><text:span text:style-name="T23"><text:s text:c="8"/>login</text:span></text:span><text:span text:style-name="Police_20_par_20_défaut"><text:span text:style-name="T20">: anonymous</text:span></text:span></text:p>
      <text:p text:style-name="P23"><text:s text:c="4"/>requirements:</text:p>
      <text:p text:style-name="P23"><text:s text:c="8"/>profil:"[a-zA-Z]+"</text:p>
      <text:p text:style-name="Text_20_body"><text:soft-page-break/>Tester les <text:bookmark-start text:name="__DdeLink__1199_1507650338"/>U<text:bookmark-end text:name="__DdeLink__1199_1507650338"/>RL suivantes :</text:p>
      <text:p text:style-name="Text_20_body"><text:tab/><text:span text:style-name="Police_20_par_20_défaut"><text:span text:style-name="T14">http://&lt;serveur:8000&gt;/</text:span></text:span><text:span text:style-name="Police_20_par_20_défaut"><text:span text:style-name="T47">accueil</text:span></text:span><text:span text:style-name="Police_20_par_20_défaut"><text:span text:style-name="T14">/</text:span></text:span>admin/lvialard <text:tab/><text:span text:style-name="Police_20_par_20_défaut"><text:span text:style-name="T29"></text:span></text:span> oui<text:tab/><text:span text:style-name="Police_20_par_20_défaut"><text:span text:style-name="T29"></text:span></text:span> non</text:p>
      <text:p text:style-name="P17"><text:tab/><text:span text:style-name="Police_20_par_20_défaut"><text:span text:style-name="T14">http://&lt;serveur:8000&gt;/</text:span></text:span><text:span text:style-name="Police_20_par_20_défaut"><text:span text:style-name="T47">accueil</text:span></text:span>/admin<text:tab/><text:tab/><text:span text:style-name="Police_20_par_20_défaut"><text:span text:style-name="T29"></text:span></text:span> oui<text:tab/><text:span text:style-name="Police_20_par_20_défaut"><text:span text:style-name="T29"></text:span></text:span> non</text:p>
      <text:p text:style-name="P17"><text:tab/><text:span text:style-name="Police_20_par_20_défaut"><text:span text:style-name="T14">http://&lt;serveur:8000&gt;/</text:span></text:span><text:span text:style-name="Police_20_par_20_défaut"><text:span text:style-name="T47">accueil</text:span></text:span><text:span text:style-name="Police_20_par_20_défaut"><text:span text:style-name="T14">/</text:span></text:span>admin/2vialard<text:tab/><text:span text:style-name="Police_20_par_20_défaut"><text:span text:style-name="T29"></text:span></text:span> oui<text:tab/><text:span text:style-name="Police_20_par_20_défaut"><text:span text:style-name="T29"></text:span></text:span> non</text:p>
      <text:p text:style-name="P17"><text:tab/><text:span text:style-name="Police_20_par_20_défaut"><text:span text:style-name="T14">http://&lt;serveur:8000&gt;/</text:span></text:span><text:span text:style-name="Police_20_par_20_défaut"><text:span text:style-name="T47">accueil</text:span></text:span><text:span text:style-name="Police_20_par_20_défaut"><text:span text:style-name="T14">/</text:span></text:span>artisan/201<text:tab/><text:span text:style-name="Police_20_par_20_défaut"><text:span text:style-name="T29"></text:span></text:span> oui<text:tab/><text:span text:style-name="Police_20_par_20_défaut"><text:span text:style-name="T29"></text:span></text:span> non</text:p>
      <text:h text:style-name="P28" text:outline-level="1">4. Visualisation des routes</text:h>
      <text:p text:style-name="Text_20_body"><text:span text:style-name="Police_20_par_20_défaut"><text:span text:style-name="T49">L'application console permet de </text:span></text:span><text:span text:style-name="Police_20_par_20_défaut"><text:span text:style-name="T50">visualiser toutes les routes</text:span></text:span><text:span text:style-name="Police_20_par_20_défaut"><text:span text:style-name="T49"> d'un site. Ceci peut s'avérer utile pour débugger les routes en cas de problèmes.</text:span></text:span></text:p>
      <table:table table:name="Tableau1" table:style-name="Tableau1">
        <table:table-column table:style-name="Tableau1.A"/>
        <table:table-row table:style-name="TableLine1478307657584">
          <table:table-cell table:style-name="Tableau1.A1" office:value-type="string">
            <text:p text:style-name="P10">php bin/console debug:router</text:p>
          </table:table-cell>
        </table:table-row>
      </table:table>
      <text:p text:style-name="Text_20_body"><text:span text:style-name="Police_20_par_20_défaut"><text:span text:style-name="T49"/></text:span></text:p>
      <text:p text:style-name="Text_20_body"><text:span text:style-name="Police_20_par_20_défaut"><text:span text:style-name="T49">On peut également affiner et chercher des informations uniquement sur </text:span></text:span><text:span text:style-name="Police_20_par_20_défaut"><text:span text:style-name="T50">une route particulière :</text:span></text:span></text:p>
      <table:table table:name="Tableau2" table:style-name="Tableau2">
        <table:table-column table:style-name="Tableau2.A"/>
        <table:table-row table:style-name="TableLine1478307642352">
          <table:table-cell table:style-name="Tableau2.A1" office:value-type="string">
            <text:p text:style-name="P11"><text:span text:style-name="Police_20_par_20_défaut"><text:span text:style-name="T22">php bin/console debug:router </text:span></text:span><text:span text:style-name="Police_20_par_20_défaut"><text:span text:style-name="T44">nom_route</text:span></text:span></text:p>
          </table:table-cell>
        </table:table-row>
      </table:table>
      <text:p text:style-name="Text_20_body"><text:span text:style-name="Police_20_par_20_défaut"><text:span text:style-name="T31"/></text:span></text:p>
      <text:p text:style-name="Text_20_body"><text:span text:style-name="Police_20_par_20_défaut"><text:span text:style-name="T31">Il est possible également de chercher la </text:span></text:span><text:span text:style-name="Police_20_par_20_défaut"><text:span text:style-name="T33">correspondance d'une URL avec une route donnée</text:span></text:span><text:span text:style-name="Police_20_par_20_défaut"><text:span text:style-name="T31"> :</text:span></text:span></text:p>
      <table:table table:name="Tableau3" table:style-name="Tableau3">
        <table:table-column table:style-name="Tableau3.A"/>
        <table:table-row table:style-name="TableLine1478307652688">
          <table:table-cell table:style-name="Tableau3.A1" office:value-type="string">
            <text:p text:style-name="Text_20_body"><text:span text:style-name="Police_20_par_20_défaut"><text:span text:style-name="T20">php bin/console router:match /bi/index</text:span></text:span></text:p>
          </table:table-cell>
        </table:table-row>
      </table:table>
      <text:h text:style-name="P29" text:outline-level="1">5. Générer des URL depuis une vue twig</text:h>
      <text:p text:style-name="Text_20_body">Afin de rediriger vers une page, on doit passer par le système de routage. Il s'agit donc de faire le mapping inverse permettant de faire correspondre une route à une URL. Le routeur est capable de générer des URLs à partir du nom d'une route depuis le contrôleur ou depuis une vue Twig.</text:p>
      <text:p text:style-name="Text_20_body">Pour générer une url depuis une vue Twig, on utilise la fonction <text:span text:style-name="Police_20_par_20_défaut"><text:span text:style-name="T19">path()</text:span></text:span>. Pour générer une url absolue, on utilise la fonction <text:span text:style-name="Police_20_par_20_défaut"><text:span text:style-name="T19">url()</text:span></text:span>. Les deux méthodes supposent que le contrôleur est associé à une route.</text:p>
      <table:table table:name="Tableau4" table:style-name="Tableau4">
        <table:table-column table:style-name="Tableau4.A"/>
        <table:table-column table:style-name="Tableau4.B"/>
        <table:table-row table:style-name="TableLine1478307654048">
          <table:table-cell table:style-name="Tableau4.A1" office:value-type="string">
            <text:p text:style-name="P6">Route sans paramètres</text:p>
          </table:table-cell>
          <table:table-cell table:style-name="Tableau4.B1" office:value-type="string">
            <text:p text:style-name="P6">Route avec des paramètres</text:p>
          </table:table-cell>
        </table:table-row>
        <table:table-row table:style-name="TableLine1478307650240">
          <table:table-cell table:style-name="Tableau4.A2" office:value-type="string">
            <text:p text:style-name="Text_20_body"><text:span text:style-name="Police_20_par_20_défaut"><text:span text:style-name="T20">&lt;a href="{{ </text:span></text:span><text:span text:style-name="Police_20_par_20_défaut"><text:span text:style-name="T23">path</text:span></text:span><text:span text:style-name="Police_20_par_20_défaut"><text:span text:style-name="T20">('nom_route') }}" &lt;/a&gt;</text:span></text:span></text:p>
            <text:p text:style-name="P9"/>
            <text:p text:style-name="Text_20_body"><text:span text:style-name="Police_20_par_20_défaut"><text:span text:style-name="T20">&lt;a href="{{ </text:span></text:span><text:span text:style-name="Police_20_par_20_défaut"><text:span text:style-name="T23">url</text:span></text:span><text:span text:style-name="Police_20_par_20_défaut"><text:span text:style-name="T20">('nom_route') }}" &lt;/a&gt;</text:span></text:span></text:p>
          </table:table-cell>
          <table:table-cell table:style-name="Tableau4.B2" office:value-type="string">
            <text:p text:style-name="Text_20_body"><text:span text:style-name="Police_20_par_20_défaut"><text:span text:style-name="T20">&lt;a href="{{ </text:span></text:span><text:span text:style-name="Police_20_par_20_défaut"><text:span text:style-name="T23">path</text:span></text:span><text:span text:style-name="Police_20_par_20_défaut"><text:span text:style-name="T20">('nom_route',</text:span></text:span></text:p>
            <text:p text:style-name="P9"><text:s text:c="7"/>{parametre:valeur}) }}" &lt;/a&gt;</text:p>
            <text:p text:style-name="P12"><text:span text:style-name="Police_20_par_20_défaut"><text:span text:style-name="T20">&lt;a href="{{ </text:span></text:span><text:span text:style-name="Police_20_par_20_défaut"><text:span text:style-name="T23">url</text:span></text:span><text:span text:style-name="Police_20_par_20_défaut"><text:span text:style-name="T20">('nom_route', <text:s text:c="108"/></text:span></text:span><text:span text:style-name="T20">parametre:valeur}) }}" &lt;/a&gt;</text:span></text:p>
          </table:table-cell>
        </table:table-row>
      </table:table>
      <text:p text:style-name="Text_20_body">Dans le cas où le contrôleur n'est pas associé à une URL publique, on utilise la fonction render de twig en lui donnant comme paramètre le chemin du contrôleur. <text:span text:style-name="T55">Les instructions de la méthode seront </text:span></text:p>
      <table:table table:name="Tableau5" table:style-name="Tableau5">
        <table:table-column table:style-name="Tableau5.A" table:number-columns-repeated="2"/>
        <table:table-row table:style-name="TableLine1478307645616">
          <table:table-cell table:style-name="Tableau5.A1" office:value-type="string">
            <text:p text:style-name="Text_20_body"><text:span text:style-name="Police_20_par_20_défaut"><text:span text:style-name="T20">{{ </text:span></text:span><text:span text:style-name="Police_20_par_20_défaut"><text:span text:style-name="T23">render</text:span></text:span><text:span text:style-name="Police_20_par_20_défaut"><text:span text:style-name="T20">(</text:span></text:span><text:span text:style-name="Police_20_par_20_défaut"><text:span text:style-name="T23">controller</text:span></text:span><text:span text:style-name="Police_20_par_20_défaut"><text:span text:style-name="T20">('chemin_controleur::m</text:span></text:span><text:span text:style-name="Police_20_par_20_défaut"><text:span text:style-name="T21">ethode</text:span></text:span><text:span text:style-name="Police_20_par_20_défaut"><text:span text:style-name="T20">')</text:span></text:span></text:p>
            <text:p text:style-name="Text_20_body"><text:span text:style-name="Police_20_par_20_défaut"><text:span text:style-name="T20">}}</text:span></text:span></text:p>
            <text:p text:style-name="P19"><text:span text:style-name="Police_20_par_20_défaut"><text:span text:style-name="T21">Ex : {{ render(controller(‘App\\Controller\NomController::nomMethode’))}}</text:span></text:span></text:p>
          </table:table-cell>
          <table:table-cell table:style-name="Tableau5.B1" office:value-type="string">
            <text:p text:style-name="Text_20_body"><text:span text:style-name="Police_20_par_20_défaut"><text:span text:style-name="T20">{{ </text:span></text:span><text:span text:style-name="Police_20_par_20_défaut"><text:span text:style-name="T23">render</text:span></text:span><text:span text:style-name="Police_20_par_20_défaut"><text:span text:style-name="T20">(</text:span></text:span><text:span text:style-name="Police_20_par_20_défaut"><text:span text:style-name="T23">controller</text:span></text:span><text:span text:style-name="Police_20_par_20_défaut"><text:span text:style-name="T20">('chemin_controleur'), {'parametre':'valeur'}) }}</text:span></text:span></text:p>
          </table:table-cell>
        </table:table-row>
      </table:table>
      <text:p text:style-name="P2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style:font-name-asian="DejaVu Sans"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fr" fo:country="FR" fo:font-style="normal" style:text-underline-style="none" fo:font-weight="normal" style:letter-kerning="true" fo:background-color="transparent" style:font-name-asian="DejaVu Sans"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style:line-height-at-least="0.176cm" fo:text-align="justify" style:justify-single-word="false"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font-size="10.5pt"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Normal_20__28_Web_29_" style:display-name="Normal (Web)" style:family="paragraph" style:parent-style-name="Standard">
      <style:paragraph-properties fo:hyphenation-ladder-count="no-limit"/>
      <style:text-properties fo:hyphenate="false" loext:hyphenation-no-caps="false"/>
    </style:style>
    <style:style style:name="Paragraphe_20_de_20_liste" style:display-name="Paragraphe de liste" style:family="paragraph" style:parent-style-name="Standard">
      <style:paragraph-properties fo:hyphenation-ladder-count="no-limit"/>
      <style:text-properties fo:hyphenate="false" loext:hyphenation-no-caps="false"/>
    </style:style>
    <style:style style:name="Texte_20_de_20_bulles" style:display-name="Texte de bulles" style:family="paragraph" style:parent-style-name="Standard">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001cm" style:type="center"/>
          <style:tab-stop style:position="16.002cm" style:type="right"/>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loext:hyphenation-no-caps="false"/>
    </style:style>
    <style:style style:name="Footnote" style:family="paragraph" style:parent-style-name="Standard" style:class="extra">
      <style:paragraph-properties fo:margin-left="0.598cm" fo:margin-right="0cm" fo:margin-top="0cm" fo:margin-bottom="0.353cm" style:contextual-spacing="false" fo:hyphenation-ladder-count="no-limit" fo:text-indent="-0.598cm" style:auto-text-indent="false" text:number-lines="false" text:line-number="0">
        <style:tab-stops/>
      </style:paragraph-properties>
      <style:text-properties fo:font-size="10pt" style:font-size-asian="10pt" style:font-size-complex="10pt"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olice_20_par_20_défaut" style:display-name="Police par défaut" style:family="text"/>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lienglossaire" style:family="text" style:parent-style-name="Police_20_par_20_défaut"/>
    <style:style style:name="Internet_20_link" style:display-name="Internet link" style:family="text" style:parent-style-name="Police_20_par_20_défaut">
      <style:text-properties fo:color="#0000ff" loext:opacity="100%" style:text-underline-style="solid" style:text-underline-width="auto" style:text-underline-color="font-color" style:text-underline-mode="continuous" style:text-overline-mode="continuous" style:text-line-through-mode="continuous"/>
    </style:style>
    <style:style style:name="cite_5f_crochet" style:display-name="cite_crochet" style:family="text" style:parent-style-name="Police_20_par_20_défaut"/>
    <style:style style:name="Texte_20_de_20_bulles_20_Car" style:display-name="Texte de bulles Car" style:family="text" style:parent-style-name="Police_20_par_20_défaut"/>
    <style:style style:name="Code_20_HTML" style:display-name="Code HTML" style:family="text" style:parent-style-name="Police_20_par_20_défaut"/>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64%"/>
    </style:style>
    <style:style style:name="Appel_20_note_20_de_20_bas_20_de_20_p." style:display-name="Appel note de bas de p." style:family="text" style:parent-style-name="Police_20_par_20_défaut">
      <style:text-properties style:text-position="super 64%"/>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style:tab-stops>
          <style:tab-stop style:position="9.446cm" style:type="center"/>
          <style:tab-stop style:position="18.944cm" style:type="right"/>
        </style:tab-stops>
      </style:paragraph-properties>
    </style:style>
    <style:style style:name="MP2" style:family="paragraph" style:parent-style-name="Footer">
      <style:paragraph-properties fo:line-height="100%">
        <style:tab-stops>
          <style:tab-stop style:position="8.001cm" style:type="center"/>
          <style:tab-stop style:position="18.999cm" style:type="right"/>
        </style:tab-stops>
      </style:paragraph-properties>
      <style:text-properties style:text-underline-style="solid" style:text-underline-width="auto" style:text-underline-color="font-color" style:text-underline-mode="continuous" style:text-overline-mode="continuous" style:text-line-through-mode="continuous"/>
    </style:style>
    <style:style style:name="MP3" style:family="paragraph" style:parent-style-name="Footer">
      <style:paragraph-properties>
        <style:tab-stops>
          <style:tab-stop style:position="9.393cm" style:type="center"/>
          <style:tab-stop style:position="19.024cm" style:type="right"/>
        </style:tab-stops>
      </style:paragraph-properties>
    </style:style>
    <style:style style:name="MT1" style:family="text">
      <style:text-properties style:font-name="Times New Roman" fo:font-size="11pt" style:text-underline-style="solid" style:text-underline-width="auto" style:text-underline-color="font-color" officeooo:rsid="0021cd12" style:text-underline-mode="continuous" style:text-overline-mode="continuous" style:text-line-through-mode="continuous" style:font-name-asian="Times New Roman" style:font-size-asian="11pt" style:language-asian="zh" style:country-asian="CN" style:font-name-complex="Times New Roman" style:font-size-complex="11pt" style:language-complex="hi" style:country-complex="IN"/>
    </style:style>
    <style:style style:name="MT2" style:family="text">
      <style:text-properties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MT3" style:family="text">
      <style:text-properties style:font-name="Arial" fo:font-size="10.5pt" fo:font-style="normal" officeooo:rsid="001e16c6" style:font-name-asian="Times New Roman" style:font-size-asian="10.5pt" style:language-asian="zh" style:country-asian="CN" style:font-style-asian="normal" style:font-name-complex="Times New Roman" style:font-size-complex="10.5pt" style:language-complex="hi" style:country-complex="IN" style:font-style-complex="normal"/>
    </style:style>
    <style:style style:name="MT4" style:family="text">
      <style:text-properties style:font-name="Arial" fo:font-size="10.5pt" fo:font-style="normal" style:font-size-asian="10.5pt" style:font-style-asian="normal" style:font-size-complex="10.5pt" style:font-style-complex="normal"/>
    </style:style>
    <style:style style:name="MT5" style:family="text">
      <style:text-properties style:font-name="Arial" fo:font-size="10.5pt" fo:font-style="normal" officeooo:rsid="0011c4c1" style:font-size-asian="10.5pt" style:font-style-asian="normal" style:font-size-complex="10.5pt" style:font-style-complex="normal"/>
    </style:style>
    <style:style style:name="MT6" style:family="text">
      <style:text-properties style:font-name="Arial" fo:font-size="10.5pt" fo:font-style="normal" officeooo:rsid="00228657" style:font-name-asian="Times New Roman" style:font-size-asian="10.5pt" style:language-asian="zh" style:country-asian="CN" style:font-style-asian="normal" style:font-name-complex="Times New Roman" style:font-size-complex="10.5pt" style:language-complex="hi" style:country-complex="IN" style:font-style-complex="normal"/>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27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6cm" fo:margin-left="0cm" fo:margin-right="0cm" fo:margin-bottom="0cm" style:dynamic-spacing="true"/>
      </style:header-style>
      <style:footer-style>
        <style:header-footer-properties fo:min-height="-0.469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text:span text:style-name="MT1">Greta</text:span><text:span text:style-name="MT2"><text:tab/>Symfony : Routeur<text:tab/></text:span><text:span text:style-name="MT1">Bloc2</text:span></text:p>
      </style:header>
      <style:footer>
        <text:p text:style-name="MP2"><text:tab/><text:tab/></text:p>
        <text:p text:style-name="MP3"><text:span text:style-name="Police_20_par_20_défaut"><text:span text:style-name="MT3">Lycée polyvalent</text:span></text:span><text:span text:style-name="Police_20_par_20_défaut"><text:span text:style-name="MT4"> de Cachan<text:tab/></text:span></text:span><text:span text:style-name="Police_20_par_20_défaut"><text:span text:style-name="MT5">AH-202</text:span></text:span><text:span text:style-name="Police_20_par_20_défaut"><text:span text:style-name="MT6">2</text:span></text:span><text:span text:style-name="Police_20_par_20_défaut"><text:span text:style-name="MT5">-202</text:span></text:span><text:span text:style-name="Police_20_par_20_défaut"><text:span text:style-name="MT6">3</text:span></text:span><text:span text:style-name="Police_20_par_20_défaut"><text:span text:style-name="MT4"><text:tab/></text:span></text:span><text:span text:style-name="Police_20_par_20_défaut"><text:span text:style-name="MT4"><text:page-number text:select-page="current">2</text:page-number></text:span></text:span></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initial-creator>ash</meta:initial-creator>
    <meta:creation-date>2020-04-06T08:50:00Z</meta:creation-date>
    <dc:date>2023-02-13T12:06:47.797000000</dc:date>
    <meta:print-date>2017-10-19T00:23:00Z</meta:print-date>
    <meta:editing-cycles>12</meta:editing-cycles>
    <meta:editing-duration>PT40M23S</meta:editing-duration>
    <meta:document-statistic meta:table-count="5" meta:image-count="0" meta:object-count="0" meta:page-count="3" meta:paragraph-count="93" meta:word-count="918" meta:character-count="6427" meta:non-whitespace-character-count="5348"/>
    <meta:template xlink:type="simple" xlink:actuate="onRequest" xlink:title="" xlink:href="../../../../../2020/Symfony4/Greta/2.RouteurSf.odt/Normal.dotm"/>
  </office:meta>
</office:document-meta>
</file>